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Mono" svg:font-family="'Roboto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278in"/>
    </style:style>
    <style:style style:name="Table1.B" style:family="table-column">
      <style:table-column-properties style:column-width="4.8972in"/>
    </style:style>
    <style:style style:name="Table1.A1" style:family="table-cell">
      <style:table-cell-properties style:vertical-align="middle" fo:padding="0.0194in" fo:border="none"/>
    </style:style>
    <style:style style:name="Table2" style:family="table">
      <style:table-properties style:width="2.4986in" table:align="left"/>
    </style:style>
    <style:style style:name="Table2.A" style:family="table-column">
      <style:table-column-properties style:column-width="0.459in"/>
    </style:style>
    <style:style style:name="Table2.B" style:family="table-column">
      <style:table-column-properties style:column-width="0.6944in"/>
    </style:style>
    <style:style style:name="Table2.C" style:family="table-column">
      <style:table-column-properties style:column-width="0.6986in"/>
    </style:style>
    <style:style style:name="Table2.D" style:family="table-column">
      <style:table-column-properties style:column-width="0.6465in"/>
    </style:style>
    <style:style style:name="Table2.A1" style:family="table-cell">
      <style:table-cell-properties style:vertical-align="middle" fo:padding="0.0194in" fo:border="none"/>
    </style:style>
    <style:style style:name="Table3" style:family="table">
      <style:table-properties style:width="2.5819in" table:align="left"/>
    </style:style>
    <style:style style:name="Table3.A" style:family="table-column">
      <style:table-column-properties style:column-width="0.459in"/>
    </style:style>
    <style:style style:name="Table3.B" style:family="table-column">
      <style:table-column-properties style:column-width="0.6944in"/>
    </style:style>
    <style:style style:name="Table3.C" style:family="table-column">
      <style:table-column-properties style:column-width="0.6986in"/>
    </style:style>
    <style:style style:name="Table3.D" style:family="table-column">
      <style:table-column-properties style:column-width="0.7299in"/>
    </style:style>
    <style:style style:name="Table3.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paragraph-properties fo:margin-top="0in" fo:margin-bottom="0in"/>
    </style:style>
    <style:style style:name="P31" style:family="paragraph" style:parent-style-name="Text_20_body" style:list-style-name="L1">
      <style:paragraph-properties fo:margin-top="0in" fo:margin-bottom="0in"/>
    </style:style>
    <style:style style:name="P32" style:family="paragraph" style:parent-style-name="Text_20_body" style:list-style-name="L2">
      <style:paragraph-properties fo:margin-top="0in" fo:margin-bottom="0in"/>
    </style:style>
    <style:style style:name="P33" style:family="paragraph" style:parent-style-name="Text_20_body" style:list-style-name="L3">
      <style:paragraph-properties fo:margin-top="0in" fo:margin-bottom="0in"/>
    </style:style>
    <style:style style:name="P34" style:family="paragraph" style:parent-style-name="Text_20_body" style:list-style-name="L5">
      <style:paragraph-properties fo:margin-top="0in" fo:margin-bottom="0in"/>
    </style:style>
    <style:style style:name="P35" style:family="paragraph" style:parent-style-name="Text_20_body" style:list-style-name="L6">
      <style:paragraph-properties fo:margin-top="0in" fo:margin-bottom="0in"/>
    </style:style>
    <style:style style:name="P36" style:family="paragraph" style:parent-style-name="Text_20_body" style:list-style-name="L7">
      <style:paragraph-properties fo:margin-top="0in" fo:margin-bottom="0in"/>
    </style:style>
    <style:style style:name="P37" style:family="paragraph" style:parent-style-name="Text_20_body" style:list-style-name="L17">
      <style:paragraph-properties fo:margin-top="0in" fo:margin-bottom="0in"/>
    </style:style>
    <style:style style:name="P38" style:family="paragraph" style:parent-style-name="Text_20_body" style:list-style-name="L29">
      <style:paragraph-properties fo:margin-top="0in" fo:margin-bottom="0in"/>
    </style:style>
    <style:style style:name="P39" style:family="paragraph" style:parent-style-name="Text_20_body">
      <style:paragraph-properties fo:margin-left="0in" fo:margin-right="0.0835in" fo:margin-top="0in" fo:margin-bottom="0in" fo:text-indent="0in" style:auto-text-indent="false" fo:padding="0in" fo:border="none"/>
    </style:style>
    <style:style style:name="P40" style:family="paragraph" style:parent-style-name="Preformatted_20_Text">
      <style:paragraph-properties fo:margin-left="0in" fo:margin-right="0in" fo:margin-top="0in" fo:margin-bottom="0in" fo:text-indent="0in" style:auto-text-indent="false" fo:background-color="#ffffff">
        <style:background-image/>
      </style:paragraph-properties>
      <style:text-properties fo:color="#000000" style:font-name="Roboto Mono" fo:font-size="10.5pt"/>
    </style:style>
    <style:style style:name="P41" style:family="paragraph" style:parent-style-name="Preformatted_20_Text">
      <style:paragraph-properties fo:margin-left="0in" fo:margin-right="0in" fo:margin-top="0in" fo:margin-bottom="0in" fo:text-indent="0in" style:auto-text-indent="false" fo:background-color="#2b2b2b">
        <style:background-image/>
      </style:paragraph-properties>
      <style:text-properties fo:color="#f8f8f2"/>
    </style:style>
    <style:style style:name="P42" style:family="paragraph" style:parent-style-name="Preformatted_20_Text">
      <style:paragraph-properties fo:margin-top="0in" fo:margin-bottom="0in" fo:background-color="#ffffff">
        <style:background-image/>
      </style:paragraph-properties>
      <style:text-properties fo:color="#000000"/>
    </style:style>
    <style:style style:name="P43" style:family="paragraph" style:parent-style-name="Preformatted_20_Text">
      <style:paragraph-properties fo:margin-top="0in" fo:margin-bottom="0in" fo:background-color="#2b2b2b">
        <style:background-image/>
      </style:paragraph-properties>
      <style:text-properties fo:color="#f8f8f2"/>
    </style:style>
    <style:style style:name="T1" style:family="text">
      <style:text-properties fo:font-style="italic"/>
    </style:style>
    <style:style style:name="T2" style:family="text">
      <style:text-properties fo:font-weight="bold"/>
    </style:style>
    <style:style style:name="T3" style:family="text">
      <style:text-properties fo:color="#660066"/>
    </style:style>
    <style:style style:name="T4" style:family="text">
      <style:text-properties fo:color="#008800"/>
    </style:style>
    <style:style style:name="T5" style:family="text">
      <style:text-properties style:font-name="Roboto Mono" fo:font-size="10.5pt"/>
    </style:style>
    <style:style style:name="T6" style:family="text">
      <style:text-properties fo:color="#666600" style:font-name="Roboto Mono" fo:font-size="10.5pt"/>
    </style:style>
    <style:style style:name="T7" style:family="text">
      <style:text-properties fo:color="#ffd700" style:font-name="Roboto Mono" fo:font-size="10.5pt"/>
    </style:style>
    <style:style style:name="T8" style:family="text">
      <style:text-properties fo:color="#f5ab35" style:font-name="Roboto Mono" fo:font-size="10.5pt"/>
    </style:style>
    <style:style style:name="T9" style:family="text">
      <style:text-properties fo:color="#abe338" style:font-name="Roboto Mono" fo:font-size="10.5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0.5in" draw:z-index="8">
        <draw:text-box fo:min-height="0.5in">
          <text:p text:style-name="Text_20_body"/>
        </draw:text-box>
      </draw:frame>
      <draw:frame draw:style-name="fr1" draw:name="Frame2" text:anchor-type="page" text:anchor-page-number="1" svg:x="0in" svg:y="0in" svg:width="0.5in" draw:z-index="9">
        <draw:text-box fo:min-height="0.5in">
          <text:p text:style-name="Text_20_body"/>
        </draw:text-box>
      </draw:frame>
      <draw:frame draw:style-name="fr1" draw:name="Frame3" text:anchor-type="page" text:anchor-page-number="1" svg:x="0in" svg:y="0in" svg:width="0.5in" draw:z-index="10">
        <draw:text-box fo:min-height="0.5in">
          <text:p text:style-name="Text_20_body"/>
        </draw:text-box>
      </draw:frame>
      <draw:frame draw:style-name="fr1" draw:name="Frame4" text:anchor-type="page" text:anchor-page-number="1" svg:x="0in" svg:y="0in" svg:width="0.5in" draw:z-index="11">
        <draw:text-box fo:min-height="0.5in">
          <text:p text:style-name="Text_20_body"/>
        </draw:text-box>
      </draw:frame>
      <draw:frame draw:style-name="fr1" draw:name="Frame5" text:anchor-type="page" text:anchor-page-number="1" svg:x="0in" svg:y="0in" svg:width="0.5in" draw:z-index="12">
        <draw:text-box fo:min-height="0.5in">
          <text:p text:style-name="Text_20_body"/>
        </draw:text-box>
      </draw:frame>
      <draw:frame draw:style-name="fr1" draw:name="Frame6" text:anchor-type="page" text:anchor-page-number="1" svg:x="0in" svg:y="0in" svg:width="0.5in" draw:z-index="13">
        <draw:text-box fo:min-height="0.5in">
          <text:p text:style-name="Text_20_body"/>
        </draw:text-box>
      </draw:frame>
      <draw:frame draw:style-name="fr1" draw:name="Frame7" text:anchor-type="page" text:anchor-page-number="1" svg:x="0in" svg:y="0in" svg:width="0.5in" draw:z-index="14">
        <draw:text-box fo:min-height="0.5in">
          <text:p text:style-name="Text_20_body"/>
        </draw:text-box>
      </draw:frame>
      <draw:frame draw:style-name="fr1" draw:name="Frame8" text:anchor-type="page" text:anchor-page-number="1" svg:x="0in" svg:y="0in" svg:width="0.5in" draw:z-index="15">
        <draw:text-box fo:min-height="0.5in">
          <text:p text:style-name="Text_20_body"/>
        </draw:text-box>
      </draw:frame>
      <text:h text:style-name="Heading_20_1" text:outline-level="1">Vertex AI: Predicting Loan Risk with AutoML</text:h>
      <text:p text:style-name="P30"><text:span text:style-name="T1">experiment</text:span>Lab<text:span text:style-name="T1">schedule</text:span>2 hours 30 minutes<text:span text:style-name="T1">universal_currency_alt</text:span>1 Credit<text:span text:style-name="T1">show_chart</text:span>Introductory</text:p>
      <text:section text:style-name="Sect1" text:name="markdown-lab-instructions">
        <text:h text:style-name="Heading_20_2" text:outline-level="2"><text:bookmark text:name="step1"/>Overview</text:h>
        <text:p text:style-name="Text_20_body">In this lab, you use <text:a xlink:type="simple" xlink:href="https://cloud.google.com/ai-platform-unified/docs?utm_source=codelabs&amp;utm_medium=et&amp;utm_campaign=CDR_sar_aiml_vertexio_&amp;utm_content=-" office:target-frame-name="_blank" xlink:show="new" text:style-name="Internet_20_link" text:visited-style-name="Visited_20_Internet_20_Link">Vertex AI</text:a> to train and serve a machine learning model to predict loan risk with a tabular dataset.</text:p>
        <text:h text:style-name="Heading_20_3" text:outline-level="3">Objectives</text:h>
        <text:p text:style-name="Text_20_body">You learn how to:</text:p>
        <text:list xml:id="list4221604440518300159" text:style-name="L1">
          <text:list-item>
            <text:p text:style-name="P31">Upload a dataset to Vertex AI.</text:p>
          </text:list-item>
          <text:list-item>
            <text:p text:style-name="P31">Train a machine learning model with AutoML.</text:p>
          </text:list-item>
          <text:list-item>
            <text:p text:style-name="P31">Evaluate the model performance.</text:p>
          </text:list-item>
          <text:list-item>
            <text:p text:style-name="P31">Deploy the model to an endpoint.</text:p>
          </text:list-item>
          <text:list-item>
            <text:p text:style-name="P1">Get predictions.</text:p>
          </text:list-item>
        </text:list>
        <text:h text:style-name="Heading_20_2" text:outline-level="2"><text:bookmark text:name="step2"/>Setup</text:h>
        <text:h text:style-name="Heading_20_4" text:outline-level="4">Before you click the Start Lab button</text:h>
        <text:p text:style-name="Text_20_body"><text:span text:style-name="Strong_20_Emphasis">Note: Read these instructions.</text:span></text:p>
        <text:p text:style-name="Text_20_body">Labs are timed and you cannot pause them. The timer, which starts when you click <text:span text:style-name="T2">Start Lab</text:span>, shows how long Google Cloud resources will be made available to you.</text:p>
        <text:p text:style-name="Text_20_body">This Qwiklabs hands-on lab lets you do the lab activities yourself in a real cloud environment, not in a simulation or demo environment. It does so by giving you new, temporary credentials that you use to sign in and access Google Cloud for the duration of the lab.</text:p>
        <text:h text:style-name="Heading_20_4" text:outline-level="4">What you need</text:h>
        <text:p text:style-name="Text_20_body">To complete this lab, you need:</text:p>
        <text:list xml:id="list5361191862799989387" text:style-name="L2">
          <text:list-item>
            <text:p text:style-name="P32">Access to a standard internet browser (Chrome browser recommended).</text:p>
          </text:list-item>
          <text:list-item>
            <text:p text:style-name="P2">Time to complete the lab.</text:p>
          </text:list-item>
        </text:list>
        <text:p text:style-name="Text_20_body"><text:span text:style-name="Strong_20_Emphasis">Note: </text:span>If you already have your own personal Google Cloud account or project, do not use it for this lab.<text:span text:style-name="Strong_20_Emphasis">Note: </text:span>If you are using a Pixelbook, open an Incognito window to run this lab.</text:p>
        <text:h text:style-name="Heading_20_4" text:outline-level="4">How to start your lab and sign in to the Console</text:h>
        <text:list xml:id="list1189686132769508703" text:style-name="L3">
          <text:list-item>
            <text:p text:style-name="P3">Click the <text:span text:style-name="Strong_20_Emphasis">Start Lab</text:span> button. If you need to pay for the lab, a pop-up opens for you to select your payment method. On the left is a panel populated with the temporary credentials that you must use for this lab.</text:p>
            <text:p text:style-name="P3"><draw:frame draw:style-name="fr2" draw:name="graphics1" text:anchor-type="as-char" svg:width="0.7862in" svg:height="0.3929in" draw:z-index="0"><draw:image xlink:href="https://cdn.qwiklabs.com/%2FtHp4GI5VSDyTtdqi3qDFtevuY014F88%2BFow%2FadnRgE%3D" xlink:type="simple" xlink:show="embed" xlink:actuate="onLoad"/><svg:title>Credentials panel</svg:title></draw:frame></text:p>
          </text:list-item>
          <text:list-item>
            <text:p text:style-name="P3"><text:soft-page-break/>Copy the username, and then click <text:span text:style-name="Strong_20_Emphasis">Open Google Console</text:span>. The lab spins up resources, and then opens another tab that shows the <text:span text:style-name="Strong_20_Emphasis">Choose an account</text:span> page.</text:p>
            <text:p text:style-name="P33"><text:span text:style-name="Strong_20_Emphasis">Note: </text:span>Open the tabs in separate windows, side-by-side.</text:p>
          </text:list-item>
          <text:list-item>
            <text:p text:style-name="P3">On the Choose an account page, click <text:span text:style-name="Strong_20_Emphasis">Use Another Account</text:span>. The Sign in page opens.</text:p>
            <text:p text:style-name="P3"><draw:frame draw:style-name="fr2" draw:name="graphics2" text:anchor-type="as-char" svg:width="0.7862in" svg:height="0.3929in" draw:z-index="1"><draw:image xlink:href="https://cdn.qwiklabs.com/eQ6xPnPn13GjiJP3RWlHWwiMjhooHxTNvzfg1AL2WPw%3D" xlink:type="simple" xlink:show="embed" xlink:actuate="onLoad"/><svg:title>Choose an account dialog box with Use Another Account option highlighted </svg:title></draw:frame></text:p>
          </text:list-item>
          <text:list-item>
            <text:p text:style-name="P3">Paste the username that you copied from the Connection Details panel. Then copy and paste the password.</text:p>
          </text:list-item>
        </text:list>
        <text:p text:style-name="Text_20_body"><text:span text:style-name="Strong_20_Emphasis">Note: </text:span>You must use the credentials from the Connection Details panel. Do not use your Google Cloud Skills Boost credentials. If you have your own Google Cloud account, do not use it for this lab (avoids incurring charges).</text:p>
        <text:list xml:id="list2158581071913637329" text:style-name="L4">
          <text:list-item>
            <text:p text:style-name="P4">Click through the subsequent pages:</text:p>
          </text:list-item>
        </text:list>
        <text:list xml:id="list3287027327498763897" text:style-name="L5">
          <text:list-item>
            <text:p text:style-name="P34">Accept the terms and conditions.</text:p>
          </text:list-item>
          <text:list-item>
            <text:p text:style-name="P34">Do not add recovery options or two-factor authentication (because this is a temporary account).</text:p>
          </text:list-item>
          <text:list-item>
            <text:p text:style-name="P5">Do not sign up for free trials.</text:p>
          </text:list-item>
        </text:list>
        <text:p text:style-name="Text_20_body">After a few moments, the Cloud console opens in this tab.</text:p>
        <text:p text:style-name="Text_20_body"><text:span text:style-name="Strong_20_Emphasis">Note: </text:span>You can view the menu with a list of Google Cloud Products and Services by clicking the <text:span text:style-name="T2">Navigation menu</text:span> at the top-left. <draw:frame draw:style-name="fr2" draw:name="graphics3" text:anchor-type="as-char" svg:width="0.7862in" svg:height="0.3929in" draw:z-index="2"><draw:image xlink:href="https://cdn.qwiklabs.com/9vT7xPlxoNP%2FPsK0J8j0ZPFB4HnnpaIJVCDByaBrSHg%3D" xlink:type="simple" xlink:show="embed" xlink:actuate="onLoad"/><svg:title>Cloud Console Menu</svg:title></draw:frame></text:p>
        <text:h text:style-name="Heading_20_2" text:outline-level="2"><text:bookmark text:name="step3"/>Introduction to Vertex AI</text:h>
        <text:p text:style-name="Text_20_body">This lab uses <text:a xlink:type="simple" xlink:href="https://cloud.google.com/ai-platform-unified/docs?utm_source=codelabs&amp;utm_medium=et&amp;utm_campaign=CDR_sar_aiml_vertexio_&amp;utm_content=-" office:target-frame-name="_blank" xlink:show="new" text:style-name="Internet_20_link" text:visited-style-name="Visited_20_Internet_20_Link">Vertex AI</text:a>, the unified AI platform on Google Cloud to train and deploy a ML model. Vertex AI offers two options on one platform to build a ML model: a codeless solution with <text:span text:style-name="Strong_20_Emphasis">AutoML</text:span> and a code-based solution with <text:span text:style-name="Strong_20_Emphasis">Custom Training</text:span> using Vertex <text:span text:style-name="Strong_20_Emphasis">Workbench</text:span>. You use <text:span text:style-name="Strong_20_Emphasis">AutoML</text:span> in this lab.</text:p>
        <text:p text:style-name="Text_20_body">In this lab you build a ML model to determine whether a particular customer will repay a loan.</text:p>
        <text:h text:style-name="Heading_20_2" text:outline-level="2"><text:bookmark text:name="step4"/>Task 1. Prepare the training data</text:h>
        <text:p text:style-name="Text_20_body">The initial Vertex AI dashboard illustrates the major stages to train and deploy a ML model: prepare the training data, train the model, and get predictions. Later, the dashboard displays your recent activities, such as the recent datasets, models, predictions, endpoints, and notebook instances.</text:p>
        <text:h text:style-name="Heading_20_3" text:outline-level="3">Create a dataset</text:h>
        <text:list xml:id="list161713647682555469" text:style-name="L6">
          <text:list-item>
            <text:p text:style-name="P35">In the Google Cloud console, on the <text:span text:style-name="Strong_20_Emphasis">Navigation menu</text:span>, click <text:span text:style-name="Strong_20_Emphasis">Vertex AI &gt; Datasets</text:span>.</text:p>
          </text:list-item>
          <text:list-item>
            <text:p text:style-name="P35">Click <text:span text:style-name="Strong_20_Emphasis">Create dataset</text:span>.</text:p>
          </text:list-item>
          <text:list-item>
            <text:p text:style-name="P35">Give dataset a name <text:span text:style-name="Strong_20_Emphasis">LoanRisk</text:span>.</text:p>
          </text:list-item>
          <text:list-item>
            <text:p text:style-name="P35">For the data type and objective, click <text:span text:style-name="Strong_20_Emphasis">Tabular</text:span>, and then select <text:span text:style-name="Strong_20_Emphasis">Regression/classification</text:span>.</text:p>
          </text:list-item>
          <text:list-item>
            <text:p text:style-name="P6">Click <text:span text:style-name="Strong_20_Emphasis">Create</text:span>.</text:p>
          </text:list-item>
        </text:list>
        <text:h text:style-name="Heading_20_3" text:outline-level="3"><text:soft-page-break/>Upload data</text:h>
        <text:p text:style-name="Text_20_body">There are three options to import data in Vertex AI:</text:p>
        <text:list xml:id="list7362951675226969462" text:style-name="L7">
          <text:list-item>
            <text:p text:style-name="P36">Upload a local file from your computer.</text:p>
          </text:list-item>
          <text:list-item>
            <text:p text:style-name="P36">Select files from Cloud Storage.</text:p>
          </text:list-item>
          <text:list-item>
            <text:p text:style-name="P7">Select data from BigQuery.</text:p>
          </text:list-item>
        </text:list>
        <text:p text:style-name="Text_20_body">For convenience, the dataset is already uploaded to Cloud Storage.</text:p>
        <text:list xml:id="list4020675748940964743" text:style-name="L8">
          <text:list-item>
            <text:p text:style-name="P8">For the data source, select <text:span text:style-name="Strong_20_Emphasis">Select CSV files from Cloud Storage</text:span>.</text:p>
          </text:list-item>
          <text:list-item>
            <text:p text:style-name="P8">For <text:span text:style-name="Strong_20_Emphasis">Import file path</text:span>, enter:</text:p>
          </text:list-item>
        </text:list>
        <text:p text:style-name="P40">spls/cbl455/loan_risk.csv</text:p>
        <text:p text:style-name="P39">Copied!</text:p>
        <text:p text:style-name="Text_20_body">content_copy</text:p>
        <text:list xml:id="list80396169460421631" text:style-name="L9">
          <text:list-item>
            <text:p text:style-name="P9">Click <text:span text:style-name="Strong_20_Emphasis">Continue</text:span>.</text:p>
          </text:list-item>
        </text:list>
        <text:p text:style-name="Text_20_body"><text:span text:style-name="Strong_20_Emphasis">Note: </text:span>You can also configure this page by clicking <text:span text:style-name="T2">Datasets</text:span> on the left menu and then selecting the dataset name on the Datasets page.</text:p>
        <text:h text:style-name="Heading_20_3" text:outline-level="3">(Optional) Generate statistics</text:h>
        <text:list xml:id="list4895885318032857174" text:style-name="L10">
          <text:list-item>
            <text:p text:style-name="P10">To see the descriptive statistics for each column of your dataset, click <text:span text:style-name="Strong_20_Emphasis">Generate statistics</text:span> .<text:line-break/>Generating the statistics might take a few minutes, especially the first time.</text:p>
          </text:list-item>
          <text:list-item>
            <text:p text:style-name="P10">When the statistics are ready, click each column name to display analytical charts.</text:p>
          </text:list-item>
        </text:list>
        <text:h text:style-name="Heading_20_2" text:outline-level="2"><text:bookmark text:name="step5"/>Task 2. Train your model</text:h>
        <text:p text:style-name="Text_20_body">With a dataset uploaded, you're ready to train a model to predict whether a customer will repay the loan.</text:p>
        <text:list xml:id="list8737656315484541232" text:style-name="L11">
          <text:list-item>
            <text:p text:style-name="P11">Click <text:span text:style-name="Strong_20_Emphasis">Train new model</text:span> and select <text:span text:style-name="Strong_20_Emphasis">Other</text:span> .</text:p>
          </text:list-item>
        </text:list>
        <text:h text:style-name="Heading_20_3" text:outline-level="3">Training method</text:h>
        <text:list xml:id="list7816070089210419158" text:style-name="L12">
          <text:list-item>
            <text:p text:style-name="P12">The dataset is already named <text:span text:style-name="Strong_20_Emphasis">LoanRisk</text:span>.</text:p>
          </text:list-item>
          <text:list-item>
            <text:p text:style-name="P12">For <text:span text:style-name="Strong_20_Emphasis">Objective</text:span>, select <text:span text:style-name="Strong_20_Emphasis">Classification</text:span>.</text:p>
          </text:list-item>
        </text:list>
        <text:p text:style-name="Text_20_body">You select classification instead of regression because you are predicting a distinct number (whether a customer will repay a loan: 0 for repay, 1 for default/not repay) instead of a continuous number.</text:p>
        <text:list xml:id="list7973341352410690033" text:style-name="L13">
          <text:list-item>
            <text:p text:style-name="P13">Click <text:span text:style-name="Strong_20_Emphasis">Continue</text:span>.</text:p>
          </text:list-item>
        </text:list>
        <text:h text:style-name="Heading_20_3" text:outline-level="3">Model details</text:h>
        <text:p text:style-name="Text_20_body">Specify the name of the model and the target column.</text:p>
        <text:list xml:id="list6935183699750245735" text:style-name="L14">
          <text:list-item>
            <text:p text:style-name="P14">Give the model a name, such as <text:span text:style-name="Strong_20_Emphasis">LoanRisk</text:span>.</text:p>
          </text:list-item>
          <text:list-item>
            <text:p text:style-name="P14">For <text:span text:style-name="Strong_20_Emphasis">Target column</text:span>, select <text:span text:style-name="Strong_20_Emphasis">Default</text:span> .</text:p>
          </text:list-item>
          <text:list-item>
            <text:p text:style-name="P14">(Optional) Explore <text:span text:style-name="Strong_20_Emphasis">Advanced options</text:span> to determine how to assign the training vs. testing data <text:soft-page-break/>and specify the encryption.</text:p>
          </text:list-item>
          <text:list-item>
            <text:p text:style-name="P14">Click <text:span text:style-name="Strong_20_Emphasis">Continue</text:span>.</text:p>
          </text:list-item>
          <text:list-item>
            <text:p text:style-name="P14">For Add features, click <text:span text:style-name="Strong_20_Emphasis">Continue</text:span>.</text:p>
          </text:list-item>
        </text:list>
        <text:h text:style-name="Heading_20_3" text:outline-level="3">Training options</text:h>
        <text:p text:style-name="Text_20_body">Specify which columns you want to include in the training model. For example, ClientID might be irrelevant to predict loan risk.</text:p>
        <text:list xml:id="list6722093369274677315" text:style-name="L15">
          <text:list-item>
            <text:p text:style-name="P15">Click the minus sign on the <text:span text:style-name="Strong_20_Emphasis">ClientID</text:span> row to exclude it from the training model.</text:p>
          </text:list-item>
          <text:list-item>
            <text:p text:style-name="P15">(Optional) Explore <text:span text:style-name="Strong_20_Emphasis">Advanced options</text:span> to select different optimization objectives.<text:line-break/>For more information about optimization objectives for tabular AutoML models, refer to the <text:a xlink:type="simple" xlink:href="https://cloud.google.com/vertex-ai/docs/training/tabular-opt-obj" office:target-frame-name="_blank" xlink:show="new" text:style-name="Internet_20_link" text:visited-style-name="Visited_20_Internet_20_Link">Optimization objectives for tabular AutoML models guide</text:a>.</text:p>
          </text:list-item>
          <text:list-item>
            <text:p text:style-name="P15">Click <text:span text:style-name="Strong_20_Emphasis">Continue</text:span>.</text:p>
          </text:list-item>
        </text:list>
        <text:h text:style-name="Heading_20_3" text:outline-level="3">Compute and pricing</text:h>
        <text:list xml:id="list8156196850304311979" text:style-name="L16">
          <text:list-item>
            <text:p text:style-name="P16">For <text:span text:style-name="Strong_20_Emphasis">Budget</text:span>, which represents the number of node hours for training, enter <text:span text:style-name="Strong_20_Emphasis">1</text:span>.<text:line-break/>Training your AutoML model for 1 compute hour is typically a good start for understanding whether there is a relationship between the features and label you've selected. From there, you can modify your features and train for more time to improve model performance.</text:p>
          </text:list-item>
          <text:list-item>
            <text:p text:style-name="P16">Leave early stopping <text:span text:style-name="Strong_20_Emphasis">Enabled</text:span>.</text:p>
          </text:list-item>
          <text:list-item>
            <text:p text:style-name="P16">Click <text:span text:style-name="Strong_20_Emphasis">Start training</text:span>.</text:p>
          </text:list-item>
        </text:list>
        <text:p text:style-name="Text_20_body">Depending on the data size and the training method, the training can take from a few minutes to a couple of hours. Normally you would receive an email from Google Cloud when the training job is complete. However, in the Qwiklabs environment, you will not receive an email.</text:p>
        <text:p text:style-name="Text_20_body">To save the waiting for the model training, you download a pre-trained model in <text:span text:style-name="Strong_20_Emphasis">Task 5</text:span> to get predictions in <text:span text:style-name="Strong_20_Emphasis">Task 6</text:span>. This pre-trained model is the training result following the same steps from <text:span text:style-name="Strong_20_Emphasis">Task 1</text:span> to <text:span text:style-name="Strong_20_Emphasis">Task 2</text:span>.</text:p>
        <text:h text:style-name="Heading_20_2" text:outline-level="2"><text:bookmark text:name="step6"/>Task 3. Evaluate the model performance (demonstration only)</text:h>
        <text:p text:style-name="Text_20_body">Vertex AI provides many metrics to evaluate the model performance. You focus on three:</text:p>
        <text:list xml:id="list4506581591696053107" text:style-name="L17">
          <text:list-item>
            <text:p text:style-name="P37"><text:span text:style-name="Strong_20_Emphasis">Precision/Recall curve</text:span></text:p>
          </text:list-item>
          <text:list-item>
            <text:p text:style-name="P37"><text:span text:style-name="Strong_20_Emphasis">Confusion Matrix</text:span></text:p>
          </text:list-item>
          <text:list-item>
            <text:p text:style-name="P17"><text:span text:style-name="Strong_20_Emphasis">Feature Importance</text:span></text:p>
          </text:list-item>
        </text:list>
        <text:p text:style-name="Text_20_body"><text:span text:style-name="Strong_20_Emphasis">Note: </text:span>If you had a model trained, you could navigate to the <text:span text:style-name="Strong_20_Emphasis">Model Registry</text:span> tab in Vertex AI.</text:p>
        <text:p text:style-name="Text_20_body">1. Navigate to the <text:span text:style-name="T2">Model Registry</text:span>.</text:p>
        <text:p text:style-name="Text_20_body">2. Click on the model you just trained.</text:p>
        <text:p text:style-name="Text_20_body">3. Browse the <text:span text:style-name="T2">Evaluate</text:span> tab.</text:p>
        <text:p text:style-name="Text_20_body">However in this lab, you can skip this step since you use a pre-trained model.</text:p>
        <text:h text:style-name="Heading_20_3" text:outline-level="3"><text:soft-page-break/>The precision/recall curve</text:h>
        <text:p text:style-name="Text_20_body"><draw:frame draw:style-name="fr2" draw:name="graphics4" text:anchor-type="as-char" svg:width="6.5in" svg:height="0.3929in" draw:z-index="3"><draw:image xlink:href="https://cdn.qwiklabs.com/A4JZx0Lr%2FoWJaLFG%2FuQtxyUyPb%2FhxFZFld1%2Fd%2BYkRlY%3D" xlink:type="simple" xlink:show="embed" xlink:actuate="onLoad"/><svg:title>Confidence threshold slider set to 0.5 and graphs for precision/recall curve, ROC curve, and Precision-recall by threshold</svg:title></draw:frame></text:p>
        <text:p text:style-name="Text_20_body">The confidence threshold determines how a ML model counts the positive cases. A higher threshold increases the precision, but decreases recall. A lower threshold decreases the precision, but increases recall.</text:p>
        <text:p text:style-name="Text_20_body">You can manually adjust the threshold to observe its impact on precision and recall and find the best tradeoff point between the two to meet your business needs.</text:p>
        <text:h text:style-name="Heading_20_3" text:outline-level="3">The confusion matrix</text:h>
        <text:p text:style-name="Text_20_body">A <text:a xlink:type="simple" xlink:href="https://developers.google.com/machine-learning/glossary#confusion-matrix" office:target-frame-name="_blank" xlink:show="new" text:style-name="Internet_20_link" text:visited-style-name="Visited_20_Internet_20_Link">confusion matrix</text:a> tells you the percentage of examples from <text:span text:style-name="Emphasis">each class</text:span> in your test set that your model predicted correctly.</text:p>
        <text:p text:style-name="Text_20_body"><draw:frame draw:style-name="fr2" draw:name="graphics5" text:anchor-type="as-char" svg:width="5.8752in" svg:height="0.3929in" draw:z-index="4"><draw:image xlink:href="https://cdn.qwiklabs.com/oJKZ0g9jWNl91cXCfb2%2BYUebLAcvsSa9e5jMrSDPGJ8%3D" xlink:type="simple" xlink:show="embed" xlink:actuate="onLoad"/><svg:title>Confusion matrix table displaying true label and predicted label classifications</svg:title></draw:frame></text:p>
        <text:p text:style-name="Text_20_body">The confusion matrix shows that your initial model is able to predict 100% of the repay examples and 87% of the default examples in your test set correctly, which is not too bad.</text:p>
        <text:p text:style-name="Text_20_body">You can improve the percentage by adding more examples (more data), engineering new features, and changing the training method, etc.</text:p>
        <text:h text:style-name="Heading_20_3" text:outline-level="3">The feature importance</text:h>
        <text:p text:style-name="Text_20_body">In Vertex AI, feature importance is displayed through a bar chart to illustrate how each feature contributes to a prediction. The longer the bar, or the larger the numerical value associated with a feature, the more important it is.</text:p>
        <text:p text:style-name="Text_20_body"><draw:frame draw:style-name="fr2" draw:name="graphics6" text:anchor-type="as-char" svg:width="6.5in" svg:height="0.3929in" draw:z-index="5"><draw:image xlink:href="https://cdn.qwiklabs.com/9qtRHmUX%2BZCgezs%2BrWozgSuwZTcw7GxiaYgqaxcoag4%3D" xlink:type="simple" xlink:show="embed" xlink:actuate="onLoad"/><svg:title>Feature importance bar chart for loan, income, and age</svg:title></draw:frame></text:p>
        <text:p text:style-name="Text_20_body">These feature importance values could be used to help you improve your model and have more confidence in its predictions. You might decide to remove the least important features next time you train a model or to combine two of the more significant features into a <text:a xlink:type="simple" xlink:href="https://developers.google.com/machine-learning/glossary#feature-cross" office:target-frame-name="_blank" xlink:show="new" text:style-name="Internet_20_link" text:visited-style-name="Visited_20_Internet_20_Link">feature cross</text:a> to see if this improves model performance.</text:p>
        <text:p text:style-name="Text_20_body">Feature importance is just one example of Vertex AI’s comprehensive machine learning functionality called <text:span text:style-name="Strong_20_Emphasis">Explainable AI</text:span>. Explainable AI is a set of tools and frameworks to help understand and interpret predictions made by machine learning models.</text:p>
        <text:h text:style-name="Heading_20_2" text:outline-level="2"><text:bookmark text:name="step7"/>Task 4. Deploy the model (demonstration only)</text:h>
        <text:p text:style-name="Text_20_body"><text:span text:style-name="Strong_20_Emphasis">Note: </text:span>You will not deploy the model to an endpoint because the model training can take an hour. Here you can review the steps you would perform in a production environment.</text:p>
        <text:p text:style-name="Text_20_body">Now that you have a trained model, the next step is to create an endpoint in Vertex. A model resource in Vertex can have multiple endpoints associated with it, and you can split traffic between endpoints.</text:p>
        <text:h text:style-name="Heading_20_3" text:outline-level="3"><text:soft-page-break/>Create and define an endpoint</text:h>
        <text:list xml:id="list2362090022793605783" text:style-name="L18">
          <text:list-item>
            <text:p text:style-name="P18">On your model page, click <text:span text:style-name="Strong_20_Emphasis">Deploy &amp; test</text:span>, and then click <text:span text:style-name="Strong_20_Emphasis">Deploy to Endpoint</text:span>.</text:p>
          </text:list-item>
          <text:list-item>
            <text:p text:style-name="P18">For <text:span text:style-name="Strong_20_Emphasis">Endpoint name</text:span>, type <text:span text:style-name="Strong_20_Emphasis">LoanRisk</text:span></text:p>
          </text:list-item>
          <text:list-item>
            <text:p text:style-name="P18">Click <text:span text:style-name="Strong_20_Emphasis">Continue</text:span>.</text:p>
          </text:list-item>
        </text:list>
        <text:h text:style-name="Heading_20_3" text:outline-level="3">Model settings and monitoring</text:h>
        <text:list xml:id="list5900857849851946746" text:style-name="L19">
          <text:list-item>
            <text:p text:style-name="P19">Leave the traffic splitting settings as-is.</text:p>
          </text:list-item>
          <text:list-item>
            <text:p text:style-name="P19">For <text:span text:style-name="Strong_20_Emphasis">Machine type</text:span>, select <text:span text:style-name="Strong_20_Emphasis">e2-standard-8, 8 vCPUs, 30 GiB memory</text:span>.</text:p>
          </text:list-item>
          <text:list-item>
            <text:p text:style-name="P19">For <text:span text:style-name="Strong_20_Emphasis">Explainability Options</text:span>, click <text:span text:style-name="Strong_20_Emphasis">Feature attribution</text:span>.</text:p>
          </text:list-item>
          <text:list-item>
            <text:p text:style-name="P19">Click <text:span text:style-name="Strong_20_Emphasis">Done</text:span>.</text:p>
          </text:list-item>
          <text:list-item>
            <text:p text:style-name="P19">Click <text:span text:style-name="Strong_20_Emphasis">Continue</text:span>.</text:p>
          </text:list-item>
          <text:list-item>
            <text:p text:style-name="P19">In <text:span text:style-name="Strong_20_Emphasis">Model monitoring</text:span>, click <text:span text:style-name="Strong_20_Emphasis">Continue</text:span>.</text:p>
          </text:list-item>
          <text:list-item>
            <text:p text:style-name="P19">In <text:span text:style-name="Strong_20_Emphasis">Model objectives &gt; Training data source</text:span>, select <text:span text:style-name="Strong_20_Emphasis">Vertex AI dataset</text:span>.</text:p>
          </text:list-item>
          <text:list-item>
            <text:p text:style-name="P19">Select your dataset from the drop down menu.</text:p>
          </text:list-item>
          <text:list-item>
            <text:p text:style-name="P19">In <text:span text:style-name="Strong_20_Emphasis">Target column</text:span>, type <text:span text:style-name="Strong_20_Emphasis">Default</text:span></text:p>
          </text:list-item>
          <text:list-item>
            <text:p text:style-name="P19">Leave the remaining settings as-is and click <text:span text:style-name="Strong_20_Emphasis">Deploy</text:span>.</text:p>
          </text:list-item>
        </text:list>
        <text:p text:style-name="Text_20_body">Your endpoint will take a few minutes to deploy. When it is completed, a <text:span text:style-name="Strong_20_Emphasis">green check mark</text:span> will appear next to the name.</text:p>
        <text:p text:style-name="Text_20_body">Now you're ready to get predictions on your deployed model.</text:p>
        <text:h text:style-name="Heading_20_2" text:outline-level="2"><text:bookmark text:name="step8"/>Task 5. SML Bearer Token</text:h>
        <text:h text:style-name="Heading_20_3" text:outline-level="3">Retrieve your Bearer Token</text:h>
        <text:p text:style-name="Text_20_body">To allow the pipeline to authenticate, and be authorized to call the endpoint to get the predictions, you will need to provide your Bearer Token.</text:p>
        <text:p text:style-name="Text_20_body"><text:span text:style-name="Strong_20_Emphasis">Note: </text:span>Follow the instructions below to get your token. If you have issues getting the Bearer Token, this can be due to cookies in the incognito window. If this is happening to you, try this step in a non-incognito window.</text:p>
        <text:list xml:id="list3014789367435921696" text:style-name="L20">
          <text:list-item>
            <text:p text:style-name="P20">Log in to <text:a xlink:type="simple" xlink:href="https://gsp-auth-kjyo252taq-uc.a.run.app/" office:target-frame-name="_blank" xlink:show="new" text:style-name="Internet_20_link" text:visited-style-name="Visited_20_Internet_20_Link">gsp-auth-kjyo252taq-uc.a.run.app</text:a>.</text:p>
          </text:list-item>
          <text:list-item>
            <text:p text:style-name="P20">When logging in, use your student email address and password.</text:p>
          </text:list-item>
          <text:list-item>
            <text:p text:style-name="P20">Click the <text:span text:style-name="Strong_20_Emphasis">Copy</text:span> button. This will copy a very long token to your clipboard.</text:p>
          </text:list-item>
        </text:list>
        <text:p text:style-name="Text_20_body"><text:soft-page-break/><draw:frame draw:style-name="fr2" draw:name="graphics7" text:anchor-type="as-char" svg:width="13.8752in" svg:height="9.5in" draw:z-index="6"><draw:image xlink:href="https://cdn.qwiklabs.com/%2B9GsEo38OWLLpOkPtrvkYVMZ9R%2FliOI00hYrQOuV8ss%3D" xlink:type="simple" xlink:show="embed" xlink:actuate="onLoad"/><svg:title>bearer login page displaying the long token</svg:title></draw:frame></text:p>
        <text:p text:style-name="Text_20_body"><text:soft-page-break/><text:span text:style-name="Strong_20_Emphasis">Note: </text:span>This token will only be available for about <text:span text:style-name="T2">60 seconds</text:span>, so copy and and move on to the next steps.<text:span text:style-name="Strong_20_Emphasis">Note: </text:span>If you have issues getting the Bearer Token, this can be due to cookies in the incognito window - try in a non-incognito window.</text:p>
        <text:h text:style-name="Heading_20_2" text:outline-level="2"><text:bookmark text:name="step9"/>Task 6. Get predictions</text:h>
        <text:p text:style-name="Text_20_body">In this section, use the Shared Machine Learning (SML) service to work with an existing trained model.</text:p>
        <table:table table:name="Table1" table:style-name="Table1">
          <table:table-column table:style-name="Table1.A"/>
          <table:table-column table:style-name="Table1.B"/>
          <table:table-row>
            <table:table-cell table:style-name="Table1.A1" office:value-type="string">
              <text:p text:style-name="Table_20_Heading">ENVIRONMENT VARIABLE</text:p>
            </table:table-cell>
            <table:table-cell table:style-name="Table1.A1" office:value-type="string">
              <text:p text:style-name="Table_20_Heading">VALUE</text:p>
            </table:table-cell>
          </table:table-row>
          <table:table-row>
            <table:table-cell table:style-name="Table1.A1" office:value-type="string">
              <text:p text:style-name="Table_20_Contents">AUTH_TOKEN</text:p>
            </table:table-cell>
            <table:table-cell table:style-name="Table1.A1" office:value-type="string">
              <text:p text:style-name="Table_20_Contents">Use the value from the previous section</text:p>
            </table:table-cell>
          </table:table-row>
          <table:table-row>
            <table:table-cell table:style-name="Table1.A1" office:value-type="string">
              <text:p text:style-name="Table_20_Contents">ENDPOINT</text:p>
            </table:table-cell>
            <table:table-cell table:style-name="Table1.A1" office:value-type="string">
              <text:p text:style-name="Table_20_Contents">https://sml-api-vertex-kjyo252taq-uc.a.run.app/vertex/predict/tabular_classification</text:p>
            </table:table-cell>
          </table:table-row>
          <table:table-row>
            <table:table-cell table:style-name="Table1.A1" office:value-type="string">
              <text:p text:style-name="Table_20_Contents">INPUT_DATA_FILE</text:p>
            </table:table-cell>
            <table:table-cell table:style-name="Table1.A1" office:value-type="string">
              <text:p text:style-name="Table_20_Contents">INPUT-JSON</text:p>
            </table:table-cell>
          </table:table-row>
        </table:table>
        <text:p text:style-name="Text_20_body">To use the trained model, you will need to create some environment variables.</text:p>
        <text:list xml:id="list4359122851530551422" text:style-name="L21">
          <text:list-item>
            <text:p text:style-name="P21">Open a Cloud Shell window.</text:p>
          </text:list-item>
          <text:list-item>
            <text:p text:style-name="P21">Replace <text:span text:style-name="Source_20_Text">INSERT_SML_BEARER_TOKEN</text:span> with the bearer token value from the previous section:</text:p>
          </text:list-item>
        </text:list>
        <text:p text:style-name="P40"><text:span text:style-name="T3">export</text:span> AUTH_TOKEN=<text:span text:style-name="T4">"INSERT_SML_BEARER_TOKEN"</text:span></text:p>
        <text:p text:style-name="P39">Copied!</text:p>
        <text:p text:style-name="Text_20_body">content_copy</text:p>
        <text:list xml:id="list6332100509751709228" text:style-name="L22">
          <text:list-item>
            <text:p text:style-name="P22">Download the lab assets:</text:p>
          </text:list-item>
        </text:list>
        <text:p text:style-name="P40">gcloud storage cp gs://spls/cbl455/cbl455.tar.gz .</text:p>
        <text:p text:style-name="P39">Copied!</text:p>
        <text:p text:style-name="Text_20_body">content_copy</text:p>
        <text:list xml:id="list4269960531129512099" text:style-name="L23">
          <text:list-item>
            <text:p text:style-name="P23">Extract the lab assets:</text:p>
          </text:list-item>
        </text:list>
        <text:p text:style-name="P40">tar -xvf cbl455.tar.gz</text:p>
        <text:p text:style-name="P39">Copied!</text:p>
        <text:p text:style-name="Text_20_body">content_copy</text:p>
        <text:list xml:id="list2783175303030641535" text:style-name="L24">
          <text:list-item>
            <text:p text:style-name="P24">Create an ENDPOINT environment variable:</text:p>
          </text:list-item>
        </text:list>
        <text:p text:style-name="P40"><text:span text:style-name="T3">export</text:span> ENDPOINT=<text:span text:style-name="T4">"https://sml-api-vertex-kjyo252taq-uc.a.run.app/vertex/predict/tabular_classification"</text:span></text:p>
        <text:p text:style-name="P39">Copied!</text:p>
        <text:p text:style-name="Text_20_body">content_copy</text:p>
        <text:list xml:id="list8883310396267631232" text:style-name="L25">
          <text:list-item>
            <text:p text:style-name="P25">Create a <text:span text:style-name="Source_20_Text">INPUT_DATA_FILE</text:span> environment variable:</text:p>
          </text:list-item>
        </text:list>
        <text:p text:style-name="P40"><text:span text:style-name="T3">export</text:span> INPUT_DATA_FILE=<text:span text:style-name="T4">"INPUT-JSON"</text:span> </text:p>
        <text:p text:style-name="P39">Copied!</text:p>
        <text:p text:style-name="P30">content_copy</text:p>
        <text:p text:style-name="Text_20_body"><text:span text:style-name="Strong_20_Emphasis">Note: </text:span>After the lab assets are extracted, take a moment to review the contents.</text:p>
        <text:p text:style-name="Text_20_body">The <text:span text:style-name="T2">INPUT-JSON</text:span> file is used to provide Vertex AI with the model data required. Alter this file to generate custom predictions.</text:p>
        <text:p text:style-name="Text_20_body">The smlproxy application is used to communicate with the backend.</text:p>
        <text:p text:style-name="Text_20_body"><text:soft-page-break/>The file <text:span text:style-name="Source_20_Text">INPUT-JSON</text:span> is composed of the following valu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ge</text:p>
            </table:table-cell>
            <table:table-cell table:style-name="Table2.A1" office:value-type="string">
              <text:p text:style-name="Table_20_Heading">ClientID</text:p>
            </table:table-cell>
            <table:table-cell table:style-name="Table2.A1" office:value-type="string">
              <text:p text:style-name="Table_20_Heading">income</text:p>
            </table:table-cell>
            <table:table-cell table:style-name="Table2.A1" office:value-type="string">
              <text:p text:style-name="Table_20_Heading">loan</text:p>
            </table:table-cell>
          </table:table-row>
          <table:table-row>
            <table:table-cell table:style-name="Table2.A1" office:value-type="string">
              <text:p text:style-name="Table_20_Contents">40.77</text:p>
            </table:table-cell>
            <table:table-cell table:style-name="Table2.A1" office:value-type="string">
              <text:p text:style-name="Table_20_Contents">997</text:p>
            </table:table-cell>
            <table:table-cell table:style-name="Table2.A1" office:value-type="string">
              <text:p text:style-name="Table_20_Contents">44964.01</text:p>
            </table:table-cell>
            <table:table-cell table:style-name="Table2.A1" office:value-type="string">
              <text:p text:style-name="Table_20_Contents">3944.22</text:p>
            </table:table-cell>
          </table:table-row>
        </table:table>
        <text:list xml:id="list6589205073720008545" text:style-name="L26">
          <text:list-item>
            <text:p text:style-name="P26">Test the SML Service by passing the parameters specified in the environment variables.</text:p>
          </text:list-item>
          <text:list-item>
            <text:p text:style-name="P26">Perform a request to the SML service:</text:p>
          </text:list-item>
        </text:list>
        <text:p text:style-name="P40">./smlproxy tabular \</text:p>
        <text:p text:style-name="P42"><text:s text:c="2"/><text:span text:style-name="T5">-a </text:span><text:span text:style-name="T6">$AUTH_TOKEN</text:span><text:span text:style-name="T5"> \</text:span></text:p>
        <text:p text:style-name="P42"><text:s text:c="2"/><text:span text:style-name="T5">-e </text:span><text:span text:style-name="T6">$ENDPOINT</text:span><text:span text:style-name="T5"> \</text:span></text:p>
        <text:p text:style-name="P42"><text:s text:c="2"/><text:span text:style-name="T5">-d </text:span><text:span text:style-name="T6">$INPUT_DATA_FILE</text:span></text:p>
        <text:p text:style-name="P39">Copied!</text:p>
        <text:p text:style-name="Text_20_body">content_copy</text:p>
        <text:p text:style-name="Text_20_body">This query should result in a response similar to this:</text:p>
        <text:p text:style-name="P41"><text:s text:c="2"/><text:span text:style-name="T7">SML</text:span><text:span text:style-name="T5"> Tabular HTTP Response:</text:span></text:p>
        <text:p text:style-name="P43"><text:s text:c="2"/><text:span text:style-name="T7">2022</text:span><text:span text:style-name="T5">/</text:span><text:span text:style-name="T8">01</text:span><text:span text:style-name="T5">/</text:span><text:span text:style-name="T8">10</text:span><text:span text:style-name="T5"> </text:span><text:span text:style-name="T8">15</text:span><text:span text:style-name="T5">:</text:span><text:span text:style-name="T8">04</text:span><text:span text:style-name="T5">:</text:span><text:span text:style-name="T8">45</text:span><text:span text:style-name="T5"> {</text:span><text:span text:style-name="T9">"model_class"</text:span><text:span text:style-name="T5">:</text:span><text:span text:style-name="T9">"0"</text:span><text:span text:style-name="T5">,</text:span><text:span text:style-name="T9">"model_score"</text:span><text:span text:style-name="T5">:</text:span><text:span text:style-name="T8">0</text:span><text:span text:style-name="T5">.</text:span><text:span text:style-name="T8">9999981</text:span><text:span text:style-name="T5">}</text:span></text:p>
        <text:list xml:id="list4970572594166709902" text:style-name="L27">
          <text:list-item>
            <text:p text:style-name="P27">Alter the <text:span text:style-name="Source_20_Text">INPUT-JSON</text:span> file to test a new scenario:</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Heading">age</text:p>
            </table:table-cell>
            <table:table-cell table:style-name="Table3.A1" office:value-type="string">
              <text:p text:style-name="Table_20_Heading">ClientID</text:p>
            </table:table-cell>
            <table:table-cell table:style-name="Table3.A1" office:value-type="string">
              <text:p text:style-name="Table_20_Heading">income</text:p>
            </table:table-cell>
            <table:table-cell table:style-name="Table3.A1" office:value-type="string">
              <text:p text:style-name="Table_20_Heading">loan</text:p>
            </table:table-cell>
          </table:table-row>
          <table:table-row>
            <table:table-cell table:style-name="Table3.A1" office:value-type="string">
              <text:p text:style-name="Table_20_Contents">30.00</text:p>
            </table:table-cell>
            <table:table-cell table:style-name="Table3.A1" office:value-type="string">
              <text:p text:style-name="Table_20_Contents">998</text:p>
            </table:table-cell>
            <table:table-cell table:style-name="Table3.A1" office:value-type="string">
              <text:p text:style-name="Table_20_Contents">50000.00</text:p>
            </table:table-cell>
            <table:table-cell table:style-name="Table3.A1" office:value-type="string">
              <text:p text:style-name="Table_20_Contents">20000.00</text:p>
            </table:table-cell>
          </table:table-row>
        </table:table>
        <text:list xml:id="list3327772119202599308" text:style-name="L28">
          <text:list-item>
            <text:p text:style-name="P28">Test the SML Service by passing the parameters specified in the environment variables.</text:p>
          </text:list-item>
          <text:list-item>
            <text:p text:style-name="P28">Edit the file <text:span text:style-name="Source_20_Text">INPUT-JSON</text:span> and replace the original values.</text:p>
          </text:list-item>
          <text:list-item>
            <text:p text:style-name="P28">Perform a request to the SML service:</text:p>
          </text:list-item>
        </text:list>
        <text:p text:style-name="P40">./smlproxy tabular \</text:p>
        <text:p text:style-name="P42"><text:s text:c="2"/><text:span text:style-name="T5">-a </text:span><text:span text:style-name="T6">$AUTH_TOKEN</text:span><text:span text:style-name="T5"> \</text:span></text:p>
        <text:p text:style-name="P42"><text:s text:c="2"/><text:span text:style-name="T5">-e </text:span><text:span text:style-name="T6">$ENDPOINT</text:span><text:span text:style-name="T5"> \</text:span></text:p>
        <text:p text:style-name="P42"><text:s text:c="2"/><text:span text:style-name="T5">-d </text:span><text:span text:style-name="T6">$INPUT_DATA_FILE</text:span></text:p>
        <text:p text:style-name="P39">Copied!</text:p>
        <text:p text:style-name="Text_20_body">content_copy</text:p>
        <text:p text:style-name="Text_20_body">In this case, assuming that the person's income is 50,000, age 30, and loan 20,000, the model predicts that this person will repay the loan.</text:p>
        <text:p text:style-name="Text_20_body">This query should result in a response similar to this:</text:p>
        <text:p text:style-name="P41"><text:s text:c="2"/><text:span text:style-name="T7">SML</text:span><text:span text:style-name="T5"> Tabular HTTP Response:</text:span></text:p>
        <text:p text:style-name="P43"><text:s text:c="2"/><text:span text:style-name="T7">2022</text:span><text:span text:style-name="T5">/</text:span><text:span text:style-name="T8">01</text:span><text:span text:style-name="T5">/</text:span><text:span text:style-name="T8">10</text:span><text:span text:style-name="T5"> </text:span><text:span text:style-name="T8">15</text:span><text:span text:style-name="T5">:</text:span><text:span text:style-name="T8">04</text:span><text:span text:style-name="T5">:</text:span><text:span text:style-name="T8">45</text:span><text:span text:style-name="T5"> {</text:span><text:span text:style-name="T9">"model_class"</text:span><text:span text:style-name="T5">:</text:span><text:span text:style-name="T9">"0"</text:span><text:span text:style-name="T5">,</text:span><text:span text:style-name="T9">"model_score"</text:span><text:span text:style-name="T5">:</text:span><text:span text:style-name="T8">1</text:span><text:span text:style-name="T5">.</text:span><text:span text:style-name="T8">0322887</text:span><text:span text:style-name="T5">E-</text:span><text:span text:style-name="T8">5</text:span><text:span text:style-name="T5">}</text:span></text:p>
        <text:p text:style-name="Text_20_body">If you use the Google Cloud console, the following image illustrates how the same action could be performed:</text:p>
        <text:p text:style-name="Text_20_body"><text:soft-page-break/><draw:frame draw:style-name="fr2" draw:name="graphics8" text:anchor-type="as-char" svg:width="6.5in" svg:height="2.1693in" draw:z-index="7"><draw:image xlink:href="https://cdn.qwiklabs.com/p%2Fbngfk2MNJxcgDxeq8RUShmJ7A6KYSXgOaY6ACJGZs%3D" xlink:type="simple" xlink:show="embed" xlink:actuate="onLoad"/><svg:title>Prediction steps highlighted in the relevant sections</svg:title></draw:frame></text:p>
        <text:h text:style-name="Heading_20_2" text:outline-level="2"><text:bookmark text:name="step10"/>Congratulations!</text:h>
        <text:p text:style-name="Text_20_body">You can now use Vertex AI to:</text:p>
        <text:list xml:id="list8838314893810607692" text:style-name="L29">
          <text:list-item>
            <text:p text:style-name="P38">Upload a dataset.</text:p>
          </text:list-item>
          <text:list-item>
            <text:p text:style-name="P38">Train a model with AutoML.</text:p>
          </text:list-item>
          <text:list-item>
            <text:p text:style-name="P38">Evaluate the model performance.</text:p>
          </text:list-item>
          <text:list-item>
            <text:p text:style-name="P38">Deploy the trained AutoML model to an endpoint.</text:p>
          </text:list-item>
          <text:list-item>
            <text:p text:style-name="P29">Get predictions.</text:p>
          </text:list-item>
        </text:list>
        <text:p text:style-name="Text_20_body">To learn more about different parts of Vertex AI, refer to the <text:a xlink:type="simple" xlink:href="https://cloud.google.com/ai-platform-unified/docs?utm_source=codelabs&amp;utm_medium=et&amp;utm_campaign=CDR_sar_aiml_vertexio_&amp;utm_content=-" office:target-frame-name="_blank" xlink:show="new" text:style-name="Internet_20_link" text:visited-style-name="Visited_20_Internet_20_Link">Vertex AI documentation</text:a>.</text:p>
        <text:h text:style-name="Heading_20_2" text:outline-level="2"><text:bookmark text:name="step11"/>End your lab</text:h>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Mono" svg:font-family="'Roboto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ekhar Manna</meta:initial-creator>
    <meta:creation-date>2024-05-20T22:32:22.43</meta:creation-date>
    <meta:document-statistic meta:table-count="3" meta:image-count="8" meta:object-count="0" meta:page-count="10" meta:paragraph-count="230" meta:word-count="2237" meta:character-count="13511"/>
    <dc:date>2024-05-20T22:33:04.38</dc:date>
    <dc:creator>Shekhar Manna</dc:creator>
    <meta:editing-duration>PT42S</meta:editing-duration>
    <meta:editing-cycles>1</meta:editing-cycles>
    <meta:generator>OpenOffice/4.1.10$Win32 OpenOffice.org_project/4110m2$Build-9807</meta:generator>
  </office:meta>
</office:document-meta>
</file>